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, sans-serif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37cm" fo:margin-left="-0.025cm" table:align="left"/>
    </style:style>
    <style:style style:name="Tabela1.A" style:family="table-column">
      <style:table-column-properties style:column-width="0.817cm"/>
    </style:style>
    <style:style style:name="Tabela1.B" style:family="table-column">
      <style:table-column-properties style:column-width="3.198cm"/>
    </style:style>
    <style:style style:name="Tabela1.C" style:family="table-column">
      <style:table-column-properties style:column-width="2.501cm"/>
    </style:style>
    <style:style style:name="Tabela1.D" style:family="table-column">
      <style:table-column-properties style:column-width="2.251cm"/>
    </style:style>
    <style:style style:name="Tabela1.E" style:family="table-column">
      <style:table-column-properties style:column-width="2.249cm"/>
    </style:style>
    <style:style style:name="Tabela1.F" style:family="table-column">
      <style:table-column-properties style:column-width="1.709cm"/>
    </style:style>
    <style:style style:name="Tabela1.G" style:family="table-column">
      <style:table-column-properties style:column-width="2.013cm"/>
    </style:style>
    <style:style style:name="Tabela1.1" style:family="table-row">
      <style:table-row-properties style:min-row-height="0.501cm" style:use-optimal-row-height="false"/>
    </style:style>
    <style:style style:name="Tabela1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none">
        <style:background-image/>
      </style:table-cell-properties>
    </style:style>
    <style:style style:name="Tabela1.C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G1" style:family="table-cell">
      <style:table-cell-properties style:vertical-align="middle" fo:background-color="#ccc0d9" fo:padding-left="0.123cm" fo:padding-right="0.123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abela1.C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G3" style:family="table-cell">
      <style:table-cell-properties fo:background-color="#e5dfec" fo:padding-left="0.123cm" fo:padding-right="0.123cm" fo:padding-top="0cm" fo:padding-bottom="0cm" fo:border="0.5pt solid #ffffff">
        <style:background-image/>
      </style:table-cell-properties>
    </style:style>
    <style:style style:name="Tabela1.G4" style:family="table-cell">
      <style:table-cell-properties fo:background-color="#e5dfec" fo:padding-left="0.123cm" fo:padding-right="0.123cm" fo:padding-top="0cm" fo:padding-bottom="0cm" fo:border="0.5pt solid #ffffff">
        <style:background-image/>
      </style:table-cell-properties>
    </style:style>
    <style:style style:name="Tabela1.G5" style:family="table-cell">
      <style:table-cell-properties fo:background-color="#e5dfec" fo:padding-left="0.123cm" fo:padding-right="0.123cm" fo:padding-top="0cm" fo:padding-bottom="0cm" fo:border="0.5pt solid #ffffff">
        <style:background-image/>
      </style:table-cell-properties>
    </style:style>
    <style:style style:name="Tabela1.G6" style:family="table-cell">
      <style:table-cell-properties fo:background-color="#e5dfec" fo:padding-left="0.123cm" fo:padding-right="0.123cm" fo:padding-top="0cm" fo:padding-bottom="0cm" fo:border="0.5pt solid #ffffff">
        <style:background-image/>
      </style:table-cell-properties>
    </style:style>
    <style:style style:name="Tabela2" style:family="table">
      <style:table-properties style:width="14.693cm" fo:margin-left="-0.025cm" table:align="left"/>
    </style:style>
    <style:style style:name="Tabela2.A" style:family="table-column">
      <style:table-column-properties style:column-width="0.818cm"/>
    </style:style>
    <style:style style:name="Tabela2.B" style:family="table-column">
      <style:table-column-properties style:column-width="10.449cm"/>
    </style:style>
    <style:style style:name="Tabela2.C" style:family="table-column">
      <style:table-column-properties style:column-width="3.425cm"/>
    </style:style>
    <style:style style:name="Tabela2.1" style:family="table-row">
      <style:table-row-properties style:min-row-height="0.501cm" style:use-optimal-row-height="false"/>
    </style:style>
    <style:style style:name="Tabela2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C1" style:family="table-cell">
      <style:table-cell-properties style:vertical-align="middle" fo:background-color="#ccc0d9" fo:padding-left="0.123cm" fo:padding-right="0.123cm" fo:padding-top="0cm" fo:padding-bottom="0cm" fo:border="0.5pt solid #ffffff">
        <style:background-image/>
      </style:table-cell-properties>
    </style:style>
    <style:style style:name="Tabela2.A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C2" style:family="table-cell">
      <style:table-cell-properties style:vertical-align="middle" fo:background-color="#eeece1" fo:padding-left="0.123cm" fo:padding-right="0.123cm" fo:padding-top="0cm" fo:padding-bottom="0cm" fo:border="0.5pt solid #ffffff">
        <style:background-image/>
      </style:table-cell-properties>
    </style:style>
    <style:style style:name="Tabela3" style:family="table">
      <style:table-properties style:width="14.693cm" fo:margin-left="-0.025cm" table:align="left"/>
    </style:style>
    <style:style style:name="Tabela3.A" style:family="table-column">
      <style:table-column-properties style:column-width="0.818cm"/>
    </style:style>
    <style:style style:name="Tabela3.B" style:family="table-column">
      <style:table-column-properties style:column-width="2.69cm"/>
    </style:style>
    <style:style style:name="Tabela3.C" style:family="table-column">
      <style:table-column-properties style:column-width="11.185cm"/>
    </style:style>
    <style:style style:name="Tabela3.1" style:family="table-row">
      <style:table-row-properties style:min-row-height="0.501cm" style:use-optimal-row-height="false"/>
    </style:style>
    <style:style style:name="Tabela3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.C1" style:family="table-cell">
      <style:table-cell-properties style:vertical-align="middle" fo:background-color="#ccc0d9" fo:padding-left="0.123cm" fo:padding-right="0.123cm" fo:padding-top="0cm" fo:padding-bottom="0cm" fo:border="0.5pt solid #ffffff">
        <style:background-image/>
      </style:table-cell-properties>
    </style:style>
    <style:style style:name="Tabela3.A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.C2" style:family="table-cell">
      <style:table-cell-properties style:vertical-align="middle" fo:background-color="#eeece1" fo:padding-left="0.123cm" fo:padding-right="0.123cm" fo:padding-top="0cm" fo:padding-bottom="0cm" fo:border="0.5pt solid #ffffff">
        <style:background-image/>
      </style:table-cell-properties>
    </style:style>
    <style:style style:name="Tabela3.A6" style:family="table-cell">
      <style:table-cell-properties style:vertical-align="middle" fo:background-color="#e5dfec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.C6" style:family="table-cell">
      <style:table-cell-properties style:vertical-align="middle" fo:background-color="#e5dfec" fo:padding-left="0.123cm" fo:padding-right="0.123cm" fo:padding-top="0cm" fo:padding-bottom="0cm" fo:border="0.5pt solid #ffffff">
        <style:background-image/>
      </style:table-cell-properties>
    </style:style>
    <style:style style:name="Tabela4" style:family="table">
      <style:table-properties style:width="14.693cm" fo:margin-left="-0.025cm" table:align="left"/>
    </style:style>
    <style:style style:name="Tabela4.A" style:family="table-column">
      <style:table-column-properties style:column-width="0.818cm"/>
    </style:style>
    <style:style style:name="Tabela4.B" style:family="table-column">
      <style:table-column-properties style:column-width="5.699cm"/>
    </style:style>
    <style:style style:name="Tabela4.C" style:family="table-column">
      <style:table-column-properties style:column-width="8.176cm"/>
    </style:style>
    <style:style style:name="Tabela4.1" style:family="table-row">
      <style:table-row-properties style:min-row-height="0.501cm" style:use-optimal-row-height="false"/>
    </style:style>
    <style:style style:name="Tabela4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4.C1" style:family="table-cell">
      <style:table-cell-properties style:vertical-align="middle" fo:background-color="#ccc0d9" fo:padding-left="0.123cm" fo:padding-right="0.123cm" fo:padding-top="0cm" fo:padding-bottom="0cm" fo:border="0.5pt solid #ffffff">
        <style:background-image/>
      </style:table-cell-properties>
    </style:style>
    <style:style style:name="Tabela4.A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4.C2" style:family="table-cell">
      <style:table-cell-properties style:vertical-align="middle" fo:background-color="#eeece1" fo:padding-left="0.123cm" fo:padding-right="0.123cm" fo:padding-top="0cm" fo:padding-bottom="0cm" fo:border="0.5pt solid #ffffff">
        <style:background-image/>
      </style:table-cell-properties>
    </style:style>
    <style:style style:name="Tabela5" style:family="table">
      <style:table-properties style:width="14.693cm" fo:margin-left="-0.012cm" table:align="left"/>
    </style:style>
    <style:style style:name="Tabela5.A" style:family="table-column">
      <style:table-column-properties style:column-width="0.739cm"/>
    </style:style>
    <style:style style:name="Tabela5.B" style:family="table-column">
      <style:table-column-properties style:column-width="4.683cm"/>
    </style:style>
    <style:style style:name="Tabela5.C" style:family="table-column">
      <style:table-column-properties style:column-width="2.355cm"/>
    </style:style>
    <style:style style:name="Tabela5.D" style:family="table-column">
      <style:table-column-properties style:column-width="0.847cm"/>
    </style:style>
    <style:style style:name="Tabela5.E" style:family="table-column">
      <style:table-column-properties style:column-width="6.07cm"/>
    </style:style>
    <style:style style:name="Tabela5.1" style:family="table-row">
      <style:table-row-properties style:min-row-height="0.501cm" style:use-optimal-row-height="false"/>
    </style:style>
    <style:style style:name="Tabela5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5.E1" style:family="table-cell">
      <style:table-cell-properties style:vertical-align="middle" fo:background-color="#ccc0d9" fo:padding-left="0.123cm" fo:padding-right="0.123cm" fo:padding-top="0cm" fo:padding-bottom="0cm" fo:border="0.5pt solid #ffffff">
        <style:background-image/>
      </style:table-cell-properties>
    </style:style>
    <style:style style:name="Tabela5.A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5.E2" style:family="table-cell">
      <style:table-cell-properties style:vertical-align="middle" fo:background-color="#eeece1" fo:padding-left="0.123cm" fo:padding-right="0.123cm" fo:padding-top="0cm" fo:padding-bottom="0cm" fo:border="0.5pt solid #ffffff">
        <style:background-image/>
      </style:table-cell-properties>
    </style:style>
    <style:style style:name="Tabela6" style:family="table">
      <style:table-properties style:width="15.055cm" fo:margin-left="-0.191cm" table:align="left"/>
    </style:style>
    <style:style style:name="Tabela6.A" style:family="table-column">
      <style:table-column-properties style:column-width="4.895cm"/>
    </style:style>
    <style:style style:name="Tabela6.B" style:family="table-column">
      <style:table-column-properties style:column-width="5.297cm"/>
    </style:style>
    <style:style style:name="Tabela6.C" style:family="table-column">
      <style:table-column-properties style:column-width="4.863cm"/>
    </style:style>
    <style:style style:name="Tabela6.A1" style:family="table-cell">
      <style:table-cell-properties fo:background-color="#ccc0d9" fo:padding-left="0.191cm" fo:padding-right="0.191cm" fo:padding-top="0cm" fo:padding-bottom="0cm" fo:border="none">
        <style:background-image/>
      </style:table-cell-properties>
    </style:style>
    <style:style style:name="Tabela6.2" style:family="table-row">
      <style:table-row-properties style:min-row-height="0.801cm" style:use-optimal-row-height="false"/>
    </style:style>
    <style:style style:name="Tabela6.A2" style:family="table-cell">
      <style:table-cell-properties style:vertical-align="middle" fo:background-color="#e5dfec" fo:padding-left="0.191cm" fo:padding-right="0.191cm" fo:padding-top="0cm" fo:padding-bottom="0cm" fo:border="none">
        <style:background-image/>
      </style:table-cell-properties>
    </style:style>
    <style:style style:name="Tabela6.B2" style:family="table-cell">
      <style:table-cell-properties style:vertical-align="middle" fo:background-color="#e5dfec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bela6.A3" style:family="table-cell">
      <style:table-cell-properties style:vertical-align="middle" fo:padding-left="0.191cm" fo:padding-right="0.191cm" fo:padding-top="0cm" fo:padding-bottom="0cm" fo:border="none"/>
    </style:style>
    <style:style style:name="Tabela6.B3" style:family="table-cell">
      <style:table-cell-properties style:vertical-align="middle" fo:padding-left="0.191cm" fo:padding-right="0.191cm" fo:padding-top="0cm" fo:padding-bottom="0cm" fo:border="none"/>
    </style:style>
    <style:style style:name="Tabela6.C3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texto">
      <style:paragraph-properties fo:margin-top="0cm" fo:margin-bottom="0.3cm" style:line-height-at-least="0.499cm"/>
      <style:text-properties fo:font-size="12pt" fo:font-weight="bold" style:font-size-asian="12pt" style:font-weight-asian="bold" style:font-size-complex="11pt"/>
    </style:style>
    <style:style style:name="P2" style:family="paragraph" style:parent-style-name="texto">
      <style:paragraph-properties fo:margin-top="0cm" fo:margin-bottom="0.3cm" style:line-height-at-least="0.499cm"/>
      <style:text-properties fo:font-size="12pt" fo:font-weight="bold" style:font-size-asian="12pt" style:font-weight-asian="bold" style:font-size-complex="11pt" style:font-weight-complex="bold"/>
    </style:style>
    <style:style style:name="P3" style:family="paragraph" style:parent-style-name="texto">
      <style:paragraph-properties fo:margin-top="0cm" fo:margin-bottom="0.3cm" style:line-height-at-least="0.499cm"/>
      <style:text-properties fo:font-size="12pt" fo:font-weight="bold" style:font-size-asian="12pt" style:font-weight-asian="bold" style:font-size-complex="12pt"/>
    </style:style>
    <style:style style:name="P4" style:family="paragraph" style:parent-style-name="texto">
      <style:paragraph-properties fo:margin-top="0cm" fo:margin-bottom="0.3cm" style:line-height-at-least="0.499cm"/>
    </style:style>
    <style:style style:name="P5" style:family="paragraph" style:parent-style-name="texto">
      <style:paragraph-properties fo:margin-top="0cm" fo:margin-bottom="0.3cm" style:line-height-at-least="0.499cm"/>
      <style:text-properties fo:color="#0070c0" fo:font-size="12pt" fo:font-style="italic" fo:font-weight="bold" style:font-size-asian="12pt" style:font-style-asian="italic" style:font-weight-asian="bold" style:font-size-complex="11pt"/>
    </style:style>
    <style:style style:name="P6" style:family="paragraph" style:parent-style-name="texto">
      <style:paragraph-properties fo:margin-top="0cm" fo:margin-bottom="0.3cm" style:line-height-at-least="0.499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3cm" style:line-height-at-least="0.499cm"/>
      <style:text-properties fo:font-weight="bold" style:font-weight-asian="bold" style:font-size-complex="11pt"/>
    </style:style>
    <style:style style:name="P8" style:family="paragraph" style:parent-style-name="Standard">
      <style:paragraph-properties fo:margin-top="0cm" fo:margin-bottom="0.3cm" style:line-height-at-least="0.499cm"/>
    </style:style>
    <style:style style:name="P9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.3cm" style:line-height-at-least="0.499cm"/>
      <style:text-properties style:font-name="Calibri1" fo:font-weight="bold" style:font-weight-asian="bold" style:font-size-complex="11pt"/>
    </style:style>
    <style:style style:name="P11" style:family="paragraph" style:parent-style-name="Text_20_body">
      <style:paragraph-properties fo:margin-left="1.251cm" fo:margin-right="0cm" fo:margin-top="0cm" fo:margin-bottom="0.3cm" style:line-height-at-least="0.499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12" style:family="paragraph" style:parent-style-name="Text_20_body">
      <style:paragraph-properties fo:margin-left="1.251cm" fo:margin-right="0cm" fo:margin-top="0cm" fo:margin-bottom="0.3cm" style:line-height-at-least="0.499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1pt" style:font-weight-complex="bold"/>
    </style:style>
    <style:style style:name="P13" style:family="paragraph" style:parent-style-name="Text_20_body">
      <style:paragraph-properties fo:margin-left="1.251cm" fo:margin-right="0cm" fo:margin-top="0cm" fo:margin-bottom="0.3cm" style:line-height-at-least="0.499cm" fo:text-align="justify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1.251cm" fo:margin-right="0cm" fo:margin-top="0cm" fo:margin-bottom="0.3cm" style:line-height-at-least="0.499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2.501cm" fo:margin-right="0cm" fo:margin-top="0cm" fo:margin-bottom="0.3cm" style:line-height-at-least="0.499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7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20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21" style:family="paragraph" style:parent-style-name="Standard">
      <style:paragraph-properties style:snap-to-layout-grid="false"/>
      <style:text-properties fo:font-size="10pt" fo:letter-spacing="0.053cm" style:font-size-asian="10pt" style:font-size-complex="11pt"/>
    </style:style>
    <style:style style:name="P22" style:family="paragraph" style:parent-style-name="Standard">
      <style:paragraph-properties fo:text-align="end" style:justify-single-word="false" style:snap-to-layout-grid="false"/>
      <style:text-properties fo:font-size="10pt" fo:letter-spacing="0.053cm" style:font-size-asian="10pt" style:font-size-complex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fo:letter-spacing="0.053cm" style:font-size-asian="10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</style:style>
    <style:style style:name="P26" style:family="paragraph" style:parent-style-name="Standard">
      <style:paragraph-properties fo:text-align="justify" style:justify-single-word="false"/>
      <style:text-properties fo:color="#000000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fo:font-weight="bold" style:font-weight-asian="bold"/>
    </style:style>
    <style:style style:name="P28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top="0.071cm" fo:margin-bottom="0.353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34" style:family="paragraph" style:parent-style-name="Standard">
      <style:paragraph-properties fo:margin-left="2.498cm" fo:margin-right="0cm" fo:margin-top="0cm" fo:margin-bottom="0.3cm" style:line-height-at-least="0.499cm" fo:text-indent="0cm" style:auto-text-indent="false">
        <style:tab-stops/>
      </style:paragraph-properties>
      <style:text-properties fo:font-weight="bold" style:font-weight-asian="bold"/>
    </style:style>
    <style:style style:name="P35" style:family="paragraph" style:parent-style-name="Normal">
      <style:paragraph-properties fo:text-align="center" style:justify-single-word="false"/>
    </style:style>
    <style:style style:name="P36" style:family="paragraph" style:parent-style-name="Standard" style:master-page-name="MP0">
      <style:paragraph-properties fo:line-height="150%" fo:text-align="center" style:justify-single-word="false" style:page-number="auto" fo:break-before="pag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font-size="11pt" fo:font-weight="bold" style:font-name-asian="Times New Roman" style:font-size-asian="11pt" style:font-weight-asian="bold" style:font-name-complex="Verdana" style:font-size-complex="11pt" style:font-weight-complex="bold"/>
    </style:style>
    <style:style style:name="P37" style:family="paragraph" style:parent-style-name="Standard">
      <style:paragraph-properties fo:margin-top="0cm" fo:margin-bottom="0.3cm" style:line-height-at-least="0.499cm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1pt"/>
    </style:style>
    <style:style style:name="T2" style:family="text">
      <style:text-properties fo:font-size="12pt" fo:font-weight="bold" style:font-size-asian="12pt" style:font-weight-asian="bold" style:font-size-complex="11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0070c0" fo:font-size="12pt" fo:font-style="italic" fo:font-weight="bold" style:font-size-asian="12pt" style:font-style-asian="italic" style:font-weight-asian="bold" style:font-size-complex="11pt"/>
    </style:style>
    <style:style style:name="T5" style:family="text">
      <style:text-properties fo:color="#0070c0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size-complex="11pt"/>
    </style:style>
    <style:style style:name="T9" style:family="text">
      <style:text-properties fo:font-weight="bold" style:font-weight-asian="bold" style:font-size-complex="11pt" style:font-weight-complex="bold"/>
    </style:style>
    <style:style style:name="T10" style:family="text">
      <style:text-properties fo:font-weight="bold" style:font-name-asian="Times New Roman" style:font-weight-asian="bold" style:font-name-complex="Times New Roman" style:font-size-complex="11pt" style:font-weight-complex="bold"/>
    </style:style>
    <style:style style:name="T11" style:family="text">
      <style:text-properties style:text-line-through-style="solid" fo:font-weight="bold" style:text-underline-mode="continuous" style:text-overline-mode="continuous" style:text-line-through-mode="continuous" style:font-weight-asian="bold" style:font-size-complex="11pt" style:font-weight-complex="bold"/>
    </style:style>
    <style:style style:name="T12" style:family="text">
      <style:text-properties fo:font-size="10pt" fo:letter-spacing="0.053cm" fo:font-weight="bold" style:font-size-asian="10pt" style:font-weight-asian="bold" style:font-size-complex="11pt" style:font-weight-complex="bold"/>
    </style:style>
    <style:style style:name="T13" style:family="text">
      <style:text-properties fo:font-size="10pt" fo:letter-spacing="0.053cm" fo:font-weight="bold" style:font-size-asian="10pt" style:font-weight-asian="bold" style:font-size-complex="10pt"/>
    </style:style>
    <style:style style:name="T14" style:family="text"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5" style:family="text">
      <style:text-properties style:text-position="super 65%" fo:font-size="10pt" fo:letter-spacing="0.053cm" fo:font-weight="bold" style:font-size-asian="10pt" style:font-weight-asian="bold" style:font-size-complex="11pt" style:font-weight-complex="bold"/>
    </style:style>
    <style:style style:name="T16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ERMO DE REFERÊNCIA OU PROJETO BÁSICO</text:p>
      <text:p text:style-name="P1">1 – Objeto da Contratação</text:p>
      <text:p text:style-name="P1"/>
      <text:p text:style-name="P11">Art. 15. A definição do objeto da contratação deverá ser precisa, suficiente e clara, vedadas especificações que, por excessivas, irrelevantes ou desnecessárias, limitem ou frustrem a competição ou a realização do fornecimento.</text:p>
      <text:p text:style-name="P1"/>
      <text:p text:style-name="P1">2 – Justificava da Contratação</text:p>
      <text:p text:style-name="P4"/>
      <text:p text:style-name="P11">Art. 16. I - relação entre o Plano Diretor de Tecnologia da Informação e os objetivos estratégicos, conforme disposto no art. 11, inciso I desta Instrução Normativa; e</text:p>
      <text:p text:style-name="P15">[Art. 11. A fase de Planejamento da Contratação terá início com o recebimento pela Área de Tecnologia da Informação do Documento de Oficialização da Demanda - DOD, a cargo da Área Requisitante da Solução, para instituição da Equipe de Planejamento da Contratação, que conterá no mínimo:</text:p>
      <text:p text:style-name="P15">I - necessidade da contratação, considerando os objetivos estratégicos e as necessidades corporativas da instituição, bem como o seu alinhamento ao PDTI;</text:p>
      <text:p text:style-name="P15">II - explicitação da motivação e demonstrativo de resultados a serem alcançados com a contratação da Solução de Tecnologia da Informação;]</text:p>
      <text:p text:style-name="P4"><text:span text:style-name="Fonte_20_parág._20_padrão"><text:span text:style-name="T1"><text:tab/></text:span></text:span></text:p>
      <text:p text:style-name="P4"><text:span text:style-name="Fonte_20_parág._20_padrão"><text:span text:style-name="T1">3 – Descrição da Solução de TI</text:span></text:span></text:p>
      <text:p text:style-name="P1"><text:tab/>3.1 – Descrição</text:p>
      <text:p text:style-name="P1"/>
      <text:p text:style-name="P1"><text:tab/>3.2 – Bens e/ou Serviços</text:p>
      <text:p text:style-name="P4"><text:span text:style-name="Fonte_20_parág._20_padrão"><text:span text:style-name="T1"><text:tab/></text:span></text:span><text:span text:style-name="Fonte_20_parág._20_padrão"><text:span text:style-name="T1"><text:tab/>3.2.1 – </text:span></text:span><text:span text:style-name="Fonte_20_parág._20_padrão"><text:span text:style-name="T4">&lt;bem/serviço&gt;</text:span></text:span></text:p>
      <text:p text:style-name="P5"/>
      <text:p text:style-name="P4"><text:span text:style-name="Fonte_20_parág._20_padrão"><text:span text:style-name="T4"><text:tab/></text:span></text:span><text:span text:style-name="Fonte_20_parág._20_padrão"><text:span text:style-name="T4"><text:tab/></text:span></text:span><text:span text:style-name="Fonte_20_parág._20_padrão"><text:span text:style-name="T1">3.2.2 – </text:span></text:span><text:span text:style-name="Fonte_20_parág._20_padrão"><text:span text:style-name="T4">&lt;bem/serviço&gt;</text:span></text:span></text:p>
      <text:p text:style-name="P5"/>
      <text:p text:style-name="P4"><text:span text:style-name="Fonte_20_parág._20_padrão"><text:span text:style-name="T4"><text:tab/></text:span></text:span><text:span text:style-name="Fonte_20_parág._20_padrão"><text:span text:style-name="T4"><text:tab/></text:span></text:span><text:span text:style-name="Fonte_20_parág._20_padrão"><text:span text:style-name="T1">3.2.3 – </text:span></text:span><text:span text:style-name="Fonte_20_parág._20_padrão"><text:span text:style-name="T4">&lt;bem/serviço&gt;</text:span></text:span></text:p>
      <text:p text:style-name="P5"/>
      <text:p text:style-name="P4"><text:span text:style-name="Fonte_20_parág._20_padrão"><text:span text:style-name="T4"><text:tab/></text:span></text:span><text:span text:style-name="Fonte_20_parág._20_padrão"><text:span text:style-name="T4"><text:tab/></text:span></text:span><text:span text:style-name="Fonte_20_parág._20_padrão"><text:span text:style-name="T1">3.2. ... – </text:span></text:span><text:span text:style-name="Fonte_20_parág._20_padrão"><text:span text:style-name="T4">&lt;bem/serviço&gt;</text:span></text:span></text:p>
      <text:p text:style-name="P11"><text:soft-page-break/>Art. 16. II - a descrição da Solução de Tecnologia da Informação, contendo o detalhamento da necessidade dos bens e serviços que a compõe, com demonstrativo de resultados a serem alcançados em termos de economicidade e de melhor aproveitamento dos recursos humanos, materiais e financeiros disponíveis, conforme inciso IV do art. 12.</text:p>
      <text:p text:style-name="P15">[Art. 12. O Estudo Técnico Preliminar da Contratação será realizado pelos Integrantes Técnico e Requisitante, compreendendo as seguintes tarefas:</text:p>
      <text:p text:style-name="P15">IV - escolha da Solução de Tecnologia da Informação e justificativa da solução escolhida, que contemple, no mínimo:</text:p>
      <text:p text:style-name="P15">a) descrição sucinta, precisa, suficiente e clara da Solução de Tecnologia da Informação escolhida, indicando os bens e serviços que a compõem;</text:p>
      <text:p text:style-name="P15">b) alinhamento em relação às necessidades de negócio e aos macrorrequisitos tecnológicos; e</text:p>
      <text:p text:style-name="P15">c) identificação dos benefícios a serem alcançados com a solução escolhida em termos de eficácia, eficiência, efetividade e economicidade;]</text:p>
      <text:p text:style-name="P11"/>
      <text:p text:style-name="P11"/>
      <text:p text:style-name="P1">4 – Especificação Técnica</text:p>
      <text:p text:style-name="P1"><text:tab/>4.1 – Considerações Gerais</text:p>
      <text:p text:style-name="P1"/>
      <text:p text:style-name="P4"><text:span text:style-name="Fonte_20_parág._20_padrão"><text:span text:style-name="T6"><text:tab/></text:span></text:span><text:span text:style-name="Fonte_20_parág._20_padrão"><text:span text:style-name="T1">4.2 – O detalhamento das especificações dos itens deste TR figuram como </text:span></text:span><text:span text:style-name="Fonte_20_parág._20_padrão"><text:span text:style-name="T2">Anexo I – ESPECIFICAÇÕES TÉCNICAS DA SOLUÇÃO DE TI</text:span></text:span></text:p>
      <text:p text:style-name="P4"><text:span text:style-name="Fonte_20_parág._20_padrão"><text:span text:style-name="T1"><text:tab/></text:span></text:span><text:span text:style-name="Fonte_20_parág._20_padrão"><text:span text:style-name="T1"><text:tab/></text:span></text:span></text:p>
      <text:p text:style-name="P7">5 – Deveres e Responsabilidades da Contratante</text:p>
      <text:p text:style-name="P4"><text:span text:style-name="Fonte_20_parág._20_padrão"><text:span text:style-name="T1"><text:tab/>5.1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5.2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5.3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5. ... – </text:span></text:span><text:span text:style-name="Fonte_20_parág._20_padrão"><text:span text:style-name="T4">&lt;dever / responsabilidade&gt;</text:span></text:span></text:p>
      <text:p text:style-name="P11"/>
      <text:p text:style-name="P11">Art. 18.  A definição das responsabilidades da contratante, da contratada e <text:soft-page-break/>do órgão gerenciador do registro de preços, quando aplicável, deverá observar:</text:p>
      <text:p text:style-name="P11">I - a definição das obrigações da contratante contendo, pelo menos, a obrigação de:</text:p>
      <text:p text:style-name="P11">a) nomear Gestor e Fiscais Técnico, Administrativo e Requisitante do contrato para acompanhar e fiscalizar a execução dos contratos, conforme o disposto no art. 30 desta Instrução Normativa;</text:p>
      <text:p text:style-name="P11">b) encaminhar formalmente a demanda, preferencialmente por meio de Ordem de Serviço ou Fornecimento de Bens, de acordo com os critérios estabelecidos no Termo de Referência ou Projeto Básico, observando-se o disposto no arts. 19 e 33 desta Instrução Normativa;</text:p>
      <text:p text:style-name="P11">c) receber o objeto fornecido pela contratada que esteja em conformidade com a proposta aceita, conforme inspeções realizadas, observando o disposto no art. 21;</text:p>
      <text:p text:style-name="P11">d) aplicar à contratada as sanções administrativas regulamentares e contratuais cabíveis, comunicando ao órgão gerenciador da Ata de Registro de Preços, quando se tratar de contrato oriundo de Ata de Registro de Preços;</text:p>
      <text:p text:style-name="P11">e) liquidar o empenho e efetuar o pagamento à contratada, dentro dos prazos preestabelecidos em Contrato;</text:p>
      <text:p text:style-name="P11">f) comunicar à contratada todas e quaisquer ocorrências relacionadas com o fornecimento da Solução de Tecnologia da Informação;</text:p>
      <text:p text:style-name="P11">g) definir produtividade ou capacidade mínima de fornecimento da Solução de Tecnologia da Informação por parte da contratada, com base em pesquisas de mercado, quando aplicável;</text:p>
      <text:p text:style-name="P11">h) realizar, no momento da licitação e sempre que possível, diligências e/ou Prova de Conceito com o licitante classificado provisoriamente em primeiro lugar, para fins de comprovação de atendimento das especificações técnicas; e</text:p>
      <text:p text:style-name="P11">i) prever que os direitos de propriedade intelectual e direitos autorais da Solução de Tecnologia da Informação sobre os diversos artefatos e produtos produzidos ao longo do contrato, incluindo a documentação, o código-fonte de aplicações, os modelos de dados e as bases de dados, pertençam à Administração, justificando os casos em que isso não ocorrer;</text:p>
      <text:p text:style-name="P1"/>
      <text:p text:style-name="P1">6 – Deveres e Responsabilidades do Órgão Gerenciador do Registro de Preços (quando for o caso).</text:p>
      <text:p text:style-name="P4"><text:span text:style-name="Fonte_20_parág._20_padrão"><text:span text:style-name="T1"><text:tab/>6.1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6.2 – </text:span></text:span><text:span text:style-name="Fonte_20_parág._20_padrão"><text:span text:style-name="T4">&lt;dever / responsabilidade&gt;</text:span></text:span></text:p>
      <text:p text:style-name="P1"><text:soft-page-break/></text:p>
      <text:p text:style-name="P4"><text:span text:style-name="Fonte_20_parág._20_padrão"><text:span text:style-name="T1"><text:tab/>6.3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6. ... – </text:span></text:span><text:span text:style-name="Fonte_20_parág._20_padrão"><text:span text:style-name="T4">&lt;dever / responsabilidade&gt;</text:span></text:span></text:p>
      <text:p text:style-name="P13"/>
      <text:p text:style-name="P13"/>
      <text:p text:style-name="P12">Art. 18. A definição das responsabilidades da contratante, da contratada e do órgão gerenciador do registro de preços, quando aplicável, deverá observar:</text:p>
      <text:p text:style-name="P14"><text:span text:style-name="Fonte_20_parág._20_padrão"><text:span text:style-name="T7">I</text:span></text:span><text:span text:style-name="Fonte_20_parág._20_padrão"><text:span text:style-name="T9">II - a definição das obrigações do órgão gerenciador do registro de preços contendo, além do disposto no Decreto n</text:span></text:span><text:span text:style-name="Fonte_20_parág._20_padrão"><text:span text:style-name="T11">º</text:span></text:span><text:span text:style-name="Fonte_20_parág._20_padrão"><text:span text:style-name="T9"> 7.892, de 23 de janeiro de 2013, atualizado pelo Decreto n</text:span></text:span><text:span text:style-name="Fonte_20_parág._20_padrão"><text:span text:style-name="T11">º</text:span></text:span><text:span text:style-name="Fonte_20_parág._20_padrão"><text:span text:style-name="T9"> 8.250, de 23 de maio de 2014, pelo menos, a obrigação de:</text:span></text:span></text:p>
      <text:p text:style-name="P11">a) efetuar o registro do licitante fornecedor e firmar a correspondente Ata de Registro de Preços;</text:p>
      <text:p text:style-name="P11">b) conduzir os procedimentos relativos a eventuais renegociações de condições, produtos ou preços registrados;</text:p>
      <text:p text:style-name="P11">c) aplicar as penalidades por descumprimento do pactuado na Ata de Registro de Preços;</text:p>
      <text:p text:style-name="P11">d) autorizar ou não o fornecimento da Solução de Tecnologia da Informação para órgão não participante da Ata de Registro de Preços, desde que prevista no instrumento convocatório, consultando o beneficiário da Ata e verificando as condições de fornecimento, de forma a evitar extrapolações dos limites de produtividade ou de capacidade mínima de fornecimento da Solução;</text:p>
      <text:p text:style-name="P11">e) definir mecanismos de comunicação com os órgãos participantes, não participantes, contendo:</text:p>
      <text:p text:style-name="P11">1. as formas de comunicação entre os envolvidos, a exemplo de ofício, telefone, e-mail, ou sistema informatizado, quando disponível;</text:p>
      <text:p text:style-name="P11">2. definição dos eventos a serem reportados ao órgão gerenciador, com a indicação de prazo e responsável, a exemplo de ordem de serviço ou fornecimento de bens, aplicação de sanções administrativas, alteração de item registrado em Ata por modelo equivalente ou superior;</text:p>
      <text:p text:style-name="P11">f) definir mecanismos de controle de fornecimento da Solução de Tecnologia da Informação, observando, entre outros:</text:p>
      <text:p text:style-name="P11">1. a definição da produtividade ou da capacidade mínima de fornecimento da Solução de Tecnologia da Informação;</text:p>
      <text:p text:style-name="P11">2. regras para fornecimento da Solução de Tecnologia da Informação aos órgãos não participantes, desde que previsto no instrumento convocatório, <text:soft-page-break/>cujo fornecimento não poderá prejudicar os compromissos já assumidos e as futuras contratações dos órgãos participantes do registro de preços;</text:p>
      <text:p text:style-name="P11">3. regras para gerenciamento da fila de fornecimento da Solução de Tecnologia da Informação aos órgãos participantes e não participantes, contendo prazos e formas de negociação e redistribuição da demanda, quando esta ultrapassar a produtividade definida ou a capacidade mínima de fornecimento e for requerida pela Contratada;</text:p>
      <text:p text:style-name="P11">4. atualização da ata de registro de preços, na forma estabelecida pela legislação, por meio da substituição da Solução registrada, garantida a realização de Prova de Conceito, observado o disposto no inciso III, alínea “e”, item 2 deste artigo;</text:p>
      <text:p text:style-name="P11">5. previsão da exigência para realização de diligências e/ou Prova de Conceito com o licitante provisoriamente classificado em primeiro lugar para fins de comprovação de atendimento das especificações técnicas.</text:p>
      <text:p text:style-name="P1"/>
      <text:p text:style-name="P1"/>
      <text:p text:style-name="P4"><text:span text:style-name="Fonte_20_parág._20_padrão"><text:span text:style-name="T2">7 – Deveres e Responsabilidades da Contratada</text:span></text:span></text:p>
      <text:p text:style-name="P4"><text:span text:style-name="Fonte_20_parág._20_padrão"><text:span text:style-name="T1"><text:tab/>7.1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7.2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7.3 – </text:span></text:span><text:span text:style-name="Fonte_20_parág._20_padrão"><text:span text:style-name="T4">&lt;dever / responsabilidade&gt;</text:span></text:span></text:p>
      <text:p text:style-name="P1"/>
      <text:p text:style-name="P4"><text:span text:style-name="Fonte_20_parág._20_padrão"><text:span text:style-name="T1"><text:tab/>7. ... – </text:span></text:span><text:span text:style-name="Fonte_20_parág._20_padrão"><text:span text:style-name="T4">&lt;dever / responsabilidade&gt;</text:span></text:span></text:p>
      <text:p text:style-name="P1"/>
      <text:p text:style-name="P1"/>
      <text:p text:style-name="P12">Art. 18. A definição das responsabilidades da contratante, da contratada e do órgão gerenciador do registro de preços, quando aplicável, deverá observar:</text:p>
      <text:p text:style-name="P12">II - a definição das obrigações da contratada contendo, pelo menos, a obrigação de:</text:p>
      <text:p text:style-name="P14"><text:span text:style-name="Fonte_20_parág._20_padrão"><text:span text:style-name="T9">a) indicar formalmente preposto apto a representá-la junto à contratante, que deverá responder pela fiel execução do contrato;</text:span></text:span></text:p>
      <text:p text:style-name="P12">b) atender prontamente quaisquer orientações e exigências do fiscal do contrato, inerentes à execução do objeto contratual;</text:p>
      <text:p text:style-name="P12">c) reparar quaisquer danos diretamente causados à contratante ou a terceiros por culpa ou dolo de seus representantes legais, prepostos ou <text:soft-page-break/>empregados, em decorrência da relação contratual, não excluindo ou reduzindo a responsabilidade da fiscalização ou o acompanhamento da execução dos serviços pela contratante;</text:p>
      <text:p text:style-name="P12">d) propiciar todos os meios e facilidades necessárias à fiscalização da Solução de Tecnologia da Informação pela contratante, cujo representante terá poderes para sustar o fornecimento, total ou parcialmente, em qualquer tempo, sempre que considerar a medida necessária;</text:p>
      <text:p text:style-name="P12">e) manter, durante toda a execução do contrato, as mesmas condições da habilitação;</text:p>
      <text:p text:style-name="P12">f) quando especificada, manter, durante a execução do Contrato, equipe técnica composta por profissionais devidamente habilitados, treinados e qualificados para fornecimento da Solução de Tecnologia da Informação;</text:p>
      <text:p text:style-name="P12">g) manter a produtividade ou a capacidade mínima de fornecimento da Solução de Tecnologia da Informação durante a execução do contrato, conforme art. 18, inciso I, alínea “g”.</text:p>
      <text:p text:style-name="P12">i) fornecer, sempre que solicitado, amostra para realização de Prova de Conceito para fins de comprovação de atendimento das especificações técnicas, conforme art. 18, inciso I, alínea “h”;</text:p>
      <text:p text:style-name="P12">j) ceder os direitos de propriedade intelectual e direitos autorais da Solução de Tecnologia da Informação sobre os diversos artefatos e produtos produzidos ao longo do contrato, incluindo a documentação, os modelos de dados e as bases de dados, à Administração;</text:p>
      <text:p text:style-name="P12"/>
      <text:p text:style-name="P1">8 – Modelo de Execução do Contrato<text:tab/></text:p>
      <text:p text:style-name="P1"/>
      <text:p text:style-name="P1"/>
      <text:p text:style-name="P1"/>
      <text:p text:style-name="P12">Art. 19. O Modelo de Execução do contrato deverá contemplar as condições necessárias ao fornecimento da Solução de Tecnologia da Informação, observando, quando possível:</text:p>
      <text:p text:style-name="P12">I - fixação das rotinas de execução, com a definição de processos e procedimentos de fornecimento da Solução de Tecnologia da Informação, envolvendo:</text:p>
      <text:p text:style-name="P12">a) prazos, horários de fornecimento de bens ou prestação dos serviços e locais de entrega, quando aplicáveis;</text:p>
      <text:p text:style-name="P12">b) documentação mínima exigida, observando modelos adotados pela contratante, padrões de qualidade e completude das informações, a exemplo de modelos de desenvolvimento de software, relatórios de execução de serviço e/ou fornecimento, controles por parte da contratada, ocorrências etc.; e</text:p>
      <text:p text:style-name="P12"><text:soft-page-break/>c) papeis e responsabilidades, por parte da contratante e da contratada, quando couber;</text:p>
      <text:p text:style-name="P12">II - quantificação ou estimativa prévia do volume de serviços demandados ou quantidade de bens a serem fornecidos, para comparação e controle;</text:p>
      <text:p text:style-name="P12">III - definição de mecanismos formais de comunicação a serem utilizados para troca de informações entre a contratada e a Administração, adotando-se preferencialmente as Ordens de Serviço ou Fornecimento de Bens;</text:p>
      <text:p text:style-name="P12">IV - forma de pagamento, que será efetuado em função dos resultados obtidos;</text:p>
      <text:p text:style-name="P1"><text:tab/></text:p>
      <text:p text:style-name="P1"/>
      <text:p text:style-name="P1">9 – Modelo de Gestão do Contrato</text:p>
      <text:p text:style-name="P1"/>
      <text:p text:style-name="P1"/>
      <text:p text:style-name="P12">Art. 20. O Modelo de Gestão do contrato, definido a partir do Modelo de Execução do Contrato, deverá contemplar as condições para gestão e fiscalização do contrato de fornecimento da Solução de Tecnologia da Informação, observando, quando possível:</text:p>
      <text:p text:style-name="P12">I - fixação dos Critérios de Aceitação dos serviços prestados ou bens fornecidos, abrangendo métricas, indicadores e níveis de serviços com os valores mínimos aceitáveis para os principais elementos que compõe a Solução de Tecnologia da Informação;</text:p>
      <text:p text:style-name="P14"><text:span text:style-name="Fonte_20_parág._20_padrão"><text:span text:style-name="T9">II - procedimentos de teste e inspeção, para fins de elaboração dos Termos de Recebimento Provisório e Definitivo, conforme disposto no art. 73 da Lei n</text:span></text:span><text:span text:style-name="Fonte_20_parág._20_padrão"><text:span text:style-name="T11">º</text:span></text:span><text:span text:style-name="Fonte_20_parág._20_padrão"><text:span text:style-name="T9"> 8.666, de 1993, e nos incisos XXII e XXIII do art. 2</text:span></text:span><text:span text:style-name="Fonte_20_parág._20_padrão"><text:span text:style-name="T11">º</text:span></text:span><text:span text:style-name="Fonte_20_parág._20_padrão"><text:span text:style-name="T9"> desta Instrução Normativa, abrangendo:</text:span></text:span></text:p>
      <text:p text:style-name="P12">a) metodologia, formas de avaliação da qualidade e adequação da Solução de Tecnologia da Informação às especificações funcionais e tecnológicas, observando:</text:p>
      <text:p text:style-name="P12">1. definição de mecanismos de inspeção e avaliação da Solução, a exemplo de inspeção por amostragem ou total do fornecimento de bens ou da prestação de serviços;</text:p>
      <text:p text:style-name="P12">2. adoção de ferramentas, computacionais ou não, para implantação e acompanhamento dos indicadores estabelecidos;</text:p>
      <text:p text:style-name="P12">3. origem e formas de obtenção das informações necessárias à gestão e à fiscalização do contrato, conforme disposto na alínea “b” do inciso I do art. 19 desta Instrução Normativa;</text:p>
      <text:p text:style-name="P12">4. definição de Listas de Verificação e de roteiros de testes para subsidiar a ação dos Fiscais do contrato; e</text:p>
      <text:p text:style-name="P12"><text:soft-page-break/>5. garantia de inspeções e diligências, quando aplicáveis, e suas formas de exercício;</text:p>
      <text:p text:style-name="P12">b) disponibilidade de recursos humanos necessários às atividades de gestão e fiscalização do contrato, inclusive quanto à qualificação técnica e disponibilidade de tempo para aplicação das Listas de Verificação e roteiros de testes;</text:p>
      <text:p text:style-name="P14"><text:span text:style-name="Fonte_20_parág._20_padrão"><text:span text:style-name="T9">c) demais elementos necessários à elaboração do Plano de Fiscalização, conforme disposto no inciso XVII do art. 2</text:span></text:span><text:span text:style-name="Fonte_20_parág._20_padrão"><text:span text:style-name="T11">º</text:span></text:span><text:span text:style-name="Fonte_20_parág._20_padrão"><text:span text:style-name="T9"> e inciso II do art. 32 desta IN;</text:span></text:span></text:p>
      <text:p text:style-name="P12">III - fixação dos valores e procedimentos para retenção ou glosa no pagamento, sem prejuízo das sanções cabíveis, que só deverá ocorrer quando a contratada:</text:p>
      <text:p text:style-name="P12">a) não atingir os valores mínimos aceitáveis fixados nos Critérios de Aceitação, não produzir os resultados ou deixar de executar as atividades contratadas; ou</text:p>
      <text:p text:style-name="P12">b) deixar de utilizar materiais e recursos humanos exigidos para fornecimento da Solução de Tecnologia da Informação, ou utilizá-los com qualidade ou quantidade inferior à demandada;</text:p>
      <text:p text:style-name="P12"/>
      <text:p text:style-name="P1">9.1 – Sanções Aplicávei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rows-spanned="2" office:value-type="string">
            <text:p text:style-name="P16">Id</text:p>
          </table:table-cell>
          <table:table-cell table:style-name="Tabela1.A1" table:number-rows-spanned="2" office:value-type="string">
            <text:p text:style-name="P16">Evento</text:p>
          </table:table-cell>
          <table:table-cell table:style-name="Tabela1.C1" table:number-columns-spanned="4" office:value-type="string">
            <text:p text:style-name="P16">Ocorrência</text:p>
          </table:table-cell>
          <table:covered-table-cell/>
          <table:covered-table-cell/>
          <table:covered-table-cell/>
          <table:table-cell table:style-name="Tabela1.G1" table:number-rows-spanned="2" office:value-type="string">
            <text:p text:style-name="P16">Sanção/Multa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25"><text:span text:style-name="Fonte_20_parág._20_padrão"><text:span text:style-name="T12">1</text:span></text:span><text:span text:style-name="Fonte_20_parág._20_padrão"><text:span text:style-name="T15">a</text:span></text:span></text:p>
          </table:table-cell>
          <table:table-cell table:style-name="Tabela1.C2" office:value-type="string">
            <text:p text:style-name="P25"><text:span text:style-name="Fonte_20_parág._20_padrão"><text:span text:style-name="T12">2</text:span></text:span><text:span text:style-name="Fonte_20_parág._20_padrão"><text:span text:style-name="T15">a</text:span></text:span></text:p>
          </table:table-cell>
          <table:table-cell table:style-name="Tabela1.C2" office:value-type="string">
            <text:p text:style-name="P25"><text:span text:style-name="Fonte_20_parág._20_padrão"><text:span text:style-name="T12">3</text:span></text:span><text:span text:style-name="Fonte_20_parág._20_padrão"><text:span text:style-name="T15">a</text:span></text:span></text:p>
          </table:table-cell>
          <table:table-cell table:style-name="Tabela1.C2" office:value-type="string">
            <text:p text:style-name="P16">...</text:p>
          </table:table-cell>
          <table:covered-table-cell/>
        </table:table-row>
        <table:table-row table:style-name="Tabela1.1">
          <table:table-cell table:style-name="Tabela1.C2" office:value-type="string">
            <text:p text:style-name="P16">1</text:p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G3" office:value-type="string">
            <text:p text:style-name="P17">Sanção/Multa</text:p>
          </table:table-cell>
        </table:table-row>
        <table:table-row table:style-name="Tabela1.1">
          <table:table-cell table:style-name="Tabela1.C2" office:value-type="string">
            <text:p text:style-name="P16">2</text:p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G4" office:value-type="string">
            <text:p text:style-name="P17">Sanção/Multa</text:p>
          </table:table-cell>
        </table:table-row>
        <table:table-row table:style-name="Tabela1.1">
          <table:table-cell table:style-name="Tabela1.C2" office:value-type="string">
            <text:p text:style-name="P16">3</text:p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G5" office:value-type="string">
            <text:p text:style-name="P17">Sanção/Multa</text:p>
          </table:table-cell>
        </table:table-row>
        <table:table-row table:style-name="Tabela1.1">
          <table:table-cell table:style-name="Tabela1.C2" office:value-type="string">
            <text:p text:style-name="P16">...</text:p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C2" office:value-type="string">
            <text:p text:style-name="P16"/>
          </table:table-cell>
          <table:table-cell table:style-name="Tabela1.G6" office:value-type="string">
            <text:p text:style-name="P17">Sanção/Multa</text:p>
          </table:table-cell>
        </table:table-row>
      </table:table>
      <text:p text:style-name="P2"/>
      <text:p text:style-name="P14"><text:span text:style-name="Fonte_20_parág._20_padrão"><text:span text:style-name="T9">IV - definição clara e detalhada das sanções administrativas, de acordo com os arts. 86, 87 e 88 da Lei n</text:span></text:span><text:span text:style-name="Fonte_20_parág._20_padrão"><text:span text:style-name="T11">º</text:span></text:span><text:span text:style-name="Fonte_20_parág._20_padrão"><text:span text:style-name="T9"> 8.666, de 1993, juntamente com o art. 7</text:span></text:span><text:span text:style-name="Fonte_20_parág._20_padrão"><text:span text:style-name="T11">º</text:span></text:span><text:span text:style-name="Fonte_20_parág._20_padrão"><text:span text:style-name="T9"> da Lei n</text:span></text:span><text:span text:style-name="Fonte_20_parág._20_padrão"><text:span text:style-name="T11">º</text:span></text:span><text:span text:style-name="Fonte_20_parág._20_padrão"><text:span text:style-name="T9"> 10.520, de 2002, observando:</text:span></text:span></text:p>
      <text:p text:style-name="P12">a) vinculação aos termos contratuais;</text:p>
      <text:p text:style-name="P12">b) proporcionalidade das sanções previstas ao grau do prejuízo causado pelo descumprimento das respectivas obrigações;</text:p>
      <text:p text:style-name="P12">c) as situações em que advertências ou multas serão aplicadas, com seus percentuais correspondentes, que obedecerão a uma escala gradual para as sanções recorrentes;</text:p>
      <text:p text:style-name="P12">d) as situações em que o contrato será rescindido por parte da Administração devido ao não atendimento de termos contratuais, da recorrência de aplicação de multas ou outros motivos;</text:p>
      <text:p text:style-name="P12"><text:soft-page-break/>e) as situações em que a contratada terá suspensa a participação em licitações e impedimento para contratar com a Administração; e</text:p>
      <text:p text:style-name="P12">f) as situações em que a contratada será declarada inidônea para licitar ou contratar com a Administração, conforme previsto em Lei;</text:p>
      <text:p text:style-name="P12">V - procedimentos para emissão de nota fiscal e pagamento, descontados os valores oriundos da aplicação de eventuais glosas ou sanções.</text:p>
      <text:p text:style-name="P12">Parágrafo único. Como apoio à definição dos elementos do Modelo de Gestão do Contrato deverá ser observada a Análise de Riscos, conforme disposto no art. 13 desta Instrução Normativa.</text:p>
      <text:p text:style-name="P12"/>
      <text:p text:style-name="Standard"/>
      <text:p text:style-name="P1">10 – Estimativa de Preç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6">Id</text:p>
          </table:table-cell>
          <table:table-cell table:style-name="Tabela2.A1" office:value-type="string">
            <text:p text:style-name="P16">Bem/serviço</text:p>
          </table:table-cell>
          <table:table-cell table:style-name="Tabela2.C1" office:value-type="string">
            <text:p text:style-name="P16">Valor Estimado</text:p>
          </table:table-cell>
        </table:table-row>
        <table:table-row table:style-name="Tabela2.1">
          <table:table-cell table:style-name="Tabela2.A2" office:value-type="string">
            <text:p text:style-name="P16">1</text:p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>R$</text:p>
          </table:table-cell>
        </table:table-row>
        <table:table-row table:style-name="Tabela2.1">
          <table:table-cell table:style-name="Tabela2.A2" office:value-type="string">
            <text:p text:style-name="P16">2</text:p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>R$</text:p>
          </table:table-cell>
        </table:table-row>
        <table:table-row table:style-name="Tabela2.1">
          <table:table-cell table:style-name="Tabela2.A2" office:value-type="string">
            <text:p text:style-name="P16">3</text:p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>R$</text:p>
          </table:table-cell>
        </table:table-row>
        <table:table-row table:style-name="Tabela2.1">
          <table:table-cell table:style-name="Tabela2.A2" office:value-type="string">
            <text:p text:style-name="P16">...</text:p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>R$</text:p>
          </table:table-cell>
        </table:table-row>
      </table:table>
      <text:p text:style-name="P8"/>
      <text:p text:style-name="P12">Art. 22.  A estimativa de preço da contratação deverá ser realizada pelos Integrantes Administrativo e Técnico para elaboração do orçamento detalhado, composta por preços unitários e fundamentada em pesquisa no mercado, a exemplo de contratações similares, valores oficiais de referência, pesquisa junto a fornecedores ou tarifas públicas.</text:p>
      <text:p text:style-name="P8"/>
      <text:p text:style-name="P4"><text:span text:style-name="Fonte_20_parág._20_padrão"><text:span text:style-name="T1">11 – Adequação Orçamentária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6">Id</text:p>
          </table:table-cell>
          <table:table-cell table:style-name="Tabela3.A1" office:value-type="string">
            <text:p text:style-name="P16">Valor</text:p>
          </table:table-cell>
          <table:table-cell table:style-name="Tabela3.C1" office:value-type="string">
            <text:p text:style-name="P16">Fonte (Programa / Ação)</text:p>
          </table:table-cell>
        </table:table-row>
        <table:table-row table:style-name="Tabela3.1">
          <table:table-cell table:style-name="Tabela3.A2" office:value-type="string">
            <text:p text:style-name="P16">1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6">2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6">3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6">...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7"/>
          </table:table-cell>
        </table:table-row>
        <table:table-row table:style-name="Tabela3.1">
          <table:table-cell table:style-name="Tabela3.A6" table:number-columns-spanned="2" office:value-type="string">
            <text:p text:style-name="P18"/>
          </table:table-cell>
          <table:covered-table-cell/>
          <table:table-cell table:style-name="Tabela3.C6" office:value-type="string">
            <text:p text:style-name="P17">= Total</text:p>
          </table:table-cell>
        </table:table-row>
      </table:table>
      <text:p text:style-name="P1"/>
      <text:p text:style-name="P12">Art. 23. A adequação orçamentária e o cronograma físico-financeiro serão elaborados pelos Integrantes Requisitante e Técnico, contendo:</text:p>
      <text:p text:style-name="P12">I - a estimativa do impacto econômico-financeiro no orçamento do órgão ou entidade, com indicação das fontes de recurso; e</text:p>
      <text:p text:style-name="P12">II - cronograma de execução física e financeira, contendo o detalhamento das etapas ou fases da Solução a ser contratada, com os principais serviços ou bens que a compõe, e a previsão de desembolso para cada uma delas.</text:p>
      <text:p text:style-name="P1"><text:soft-page-break/></text:p>
      <text:p text:style-name="P1"/>
      <text:p text:style-name="P1">12 – Critérios de Seleção do Fornecedor</text:p>
      <text:p text:style-name="P1"/>
      <text:p text:style-name="P10">EMPREITADA:<text:tab/><text:tab/><text:tab/>( <text:s text:c="3"/>) Preço Global<text:tab/><text:tab/>( <text:s text:c="3"/>) Preço Unitário</text:p>
      <text:p text:style-name="P10">ADJUDICAÇÃO DO OBJETO: <text:tab/>( <text:s text:c="2"/>) Global<text:tab/><text:tab/><text:tab/>( <text:s text:c="3"/>) Por Item</text:p>
      <text:p text:style-name="P1"/>
      <text:p text:style-name="P1"><text:tab/>12.1 – Proposta Técnica / de Preço</text:p>
      <text:p text:style-name="P4"><text:span text:style-name="Fonte_20_parág._20_padrão"><text:span text:style-name="T1"><text:tab/></text:span></text:span><text:span text:style-name="Fonte_20_parág._20_padrão"><text:span text:style-name="T1"><text:tab/>12.1.1 – </text:span></text:span><text:span text:style-name="Fonte_20_parág._20_padrão"><text:span text:style-name="T4">&lt;item&gt;</text:span></text:span></text:p>
      <text:p text:style-name="P5"/>
      <text:p text:style-name="P4"><text:span text:style-name="Fonte_20_parág._20_padrão"><text:span text:style-name="T1"><text:tab/></text:span></text:span><text:span text:style-name="Fonte_20_parág._20_padrão"><text:span text:style-name="T1"><text:tab/>12.1.2 – </text:span></text:span><text:span text:style-name="Fonte_20_parág._20_padrão"><text:span text:style-name="T4">&lt;item&gt;</text:span></text:span></text:p>
      <text:p text:style-name="P5"/>
      <text:p text:style-name="P4"><text:span text:style-name="Fonte_20_parág._20_padrão"><text:span text:style-name="T1"><text:tab/></text:span></text:span><text:span text:style-name="Fonte_20_parág._20_padrão"><text:span text:style-name="T1"><text:tab/>12.1.3 – </text:span></text:span><text:span text:style-name="Fonte_20_parág._20_padrão"><text:span text:style-name="T4">&lt;item&gt;</text:span></text:span></text:p>
      <text:p text:style-name="P5"/>
      <text:p text:style-name="P4"><text:span text:style-name="Fonte_20_parág._20_padrão"><text:span text:style-name="T1"><text:tab/></text:span></text:span><text:span text:style-name="Fonte_20_parág._20_padrão"><text:span text:style-name="T1"><text:tab/>12.1. ... – </text:span></text:span><text:span text:style-name="Fonte_20_parág._20_padrão"><text:span text:style-name="T4">&lt;item&gt;</text:span></text:span></text:p>
      <text:p text:style-name="P1"/>
      <text:p text:style-name="P1"><text:tab/>12.2 – Qualificação Técnica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6">Id</text:p>
          </table:table-cell>
          <table:table-cell table:style-name="Tabela4.A1" office:value-type="string">
            <text:p text:style-name="P16">Papel</text:p>
          </table:table-cell>
          <table:table-cell table:style-name="Tabela4.C1" office:value-type="string">
            <text:p text:style-name="P16">Requisitos</text:p>
          </table:table-cell>
        </table:table-row>
        <table:table-row table:style-name="Tabela4.1">
          <table:table-cell table:style-name="Tabela4.A2" office:value-type="string">
            <text:p text:style-name="P16">1</text:p>
          </table:table-cell>
          <table:table-cell table:style-name="Tabela4.A2" office:value-type="string">
            <text:p text:style-name="P16"/>
          </table:table-cell>
          <table:table-cell table:style-name="Tabela4.C2" office:value-type="string">
            <text:p text:style-name="P17"/>
          </table:table-cell>
        </table:table-row>
        <table:table-row table:style-name="Tabela4.1">
          <table:table-cell table:style-name="Tabela4.A2" office:value-type="string">
            <text:p text:style-name="P16">2</text:p>
          </table:table-cell>
          <table:table-cell table:style-name="Tabela4.A2" office:value-type="string">
            <text:p text:style-name="P16"/>
          </table:table-cell>
          <table:table-cell table:style-name="Tabela4.C2" office:value-type="string">
            <text:p text:style-name="P17"/>
          </table:table-cell>
        </table:table-row>
        <table:table-row table:style-name="Tabela4.1">
          <table:table-cell table:style-name="Tabela4.A2" office:value-type="string">
            <text:p text:style-name="P16">3</text:p>
          </table:table-cell>
          <table:table-cell table:style-name="Tabela4.A2" office:value-type="string">
            <text:p text:style-name="P16"/>
          </table:table-cell>
          <table:table-cell table:style-name="Tabela4.C2" office:value-type="string">
            <text:p text:style-name="P17"/>
          </table:table-cell>
        </table:table-row>
        <table:table-row table:style-name="Tabela4.1">
          <table:table-cell table:style-name="Tabela4.A2" office:value-type="string">
            <text:p text:style-name="P16">...</text:p>
          </table:table-cell>
          <table:table-cell table:style-name="Tabela4.A2" office:value-type="string">
            <text:p text:style-name="P16"/>
          </table:table-cell>
          <table:table-cell table:style-name="Tabela4.C2" office:value-type="string">
            <text:p text:style-name="P17"/>
          </table:table-cell>
        </table:table-row>
      </table:table>
      <text:p text:style-name="P1"/>
      <text:p text:style-name="P1"><text:tab/>12.3 – Critérios de Seleção</text:p>
      <text:p text:style-name="P1"><text:tab/><text:tab/>12.3.1 – Caracterização da Solução</text:p>
      <text:p text:style-name="P1"/>
      <text:p text:style-name="P1"/>
      <text:p text:style-name="P1"><text:tab/><text:tab/>12.3.2 – Tipo de Licitação</text:p>
      <text:p text:style-name="P4"><text:span text:style-name="Fonte_20_parág._20_padrão"><text:span text:style-name="T1"><text:tab/></text:span></text:span><text:span text:style-name="Fonte_20_parág._20_padrão"><text:span text:style-name="T1"><text:tab/></text:span></text:span><text:span text:style-name="Fonte_20_parág._20_padrão"><text:span text:style-name="T4">&lt;justificativa&gt;</text:span></text:span></text:p>
      <text:p text:style-name="P1"/>
      <text:p text:style-name="P1"><text:tab/><text:tab/>12.3.3 – Modalidade de Licitação</text:p>
      <text:p text:style-name="P4"><text:span text:style-name="Fonte_20_parág._20_padrão"><text:span text:style-name="T1"><text:tab/></text:span></text:span><text:span text:style-name="Fonte_20_parág._20_padrão"><text:span text:style-name="T1"><text:tab/></text:span></text:span><text:span text:style-name="Fonte_20_parág._20_padrão"><text:span text:style-name="T4">&lt;justificativa&gt;</text:span></text:span></text:p>
      <text:p text:style-name="P1"><text:soft-page-break/></text:p>
      <text:p text:style-name="P4"><text:span text:style-name="Fonte_20_parág._20_padrão"><text:span text:style-name="T1">12.3.4 – Justificativa para Aplicação do Direito de Preferência </text:span></text:span><text:span text:style-name="Fonte_20_parág._20_padrão"><text:span text:style-name="T8">(Lei Complementar n° 123/06 e Lei n° 8.248/91)</text:span></text:span></text:p>
      <text:p text:style-name="P3"/>
      <text:p text:style-name="P3"/>
      <text:p text:style-name="P3">12.3.5 – Justificativa para Contratação Direta</text:p>
      <text:p text:style-name="P3"/>
      <text:p text:style-name="P3"/>
      <text:p text:style-name="P3">12.3.6 – Critérios Técnicos de Habilitação</text:p>
      <text:p text:style-name="P4"><text:span text:style-name="Fonte_20_parág._20_padrão"><text:span text:style-name="T3">a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b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c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...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3">12.3.7 – Critérios Técnicos Obrigatórios</text:p>
      <text:p text:style-name="P4"><text:span text:style-name="Fonte_20_parág._20_padrão"><text:span text:style-name="T3">a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b) </text:span></text:span><text:span text:style-name="Fonte_20_parág._20_padrão"><text:span text:style-name="T5">&lt;critério&gt;</text:span></text:span></text:p>
      <text:p text:style-name="P3"><text:soft-page-break/></text:p>
      <text:p text:style-name="P3">Justificativa:</text:p>
      <text:p text:style-name="P3"/>
      <text:p text:style-name="P4"><text:span text:style-name="Fonte_20_parág._20_padrão"><text:span text:style-name="T3">c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...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3">12.3.8 – Critérios Técnicos Pontuáveis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6">Id</text:p>
          </table:table-cell>
          <table:table-cell table:style-name="Tabela5.A1" office:value-type="string">
            <text:p text:style-name="P16">Critério Técnico Pontuável</text:p>
            <text:p text:style-name="P16">(para técnica e preço)</text:p>
          </table:table-cell>
          <table:table-cell table:style-name="Tabela5.A1" office:value-type="string">
            <text:p text:style-name="P16">Pontuação</text:p>
          </table:table-cell>
          <table:table-cell table:style-name="Tabela5.A1" office:value-type="string">
            <text:p text:style-name="P16">%</text:p>
          </table:table-cell>
          <table:table-cell table:style-name="Tabela5.E1" office:value-type="string">
            <text:p text:style-name="P16">Justificativa</text:p>
          </table:table-cell>
        </table:table-row>
        <table:table-row table:style-name="Tabela5.1">
          <table:table-cell table:style-name="Tabela5.A2" office:value-type="string">
            <text:p text:style-name="P16">1</text:p>
          </table:table-cell>
          <table:table-cell table:style-name="Tabela5.A2" office:value-type="string">
            <text:p text:style-name="P21"/>
          </table:table-cell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3"/>
          </table:table-cell>
          <table:table-cell table:style-name="Tabela5.E2" office:value-type="string">
            <text:p text:style-name="P21"/>
          </table:table-cell>
        </table:table-row>
        <table:table-row table:style-name="Tabela5.1">
          <table:table-cell table:style-name="Tabela5.A2" office:value-type="string">
            <text:p text:style-name="P16">2</text:p>
          </table:table-cell>
          <table:table-cell table:style-name="Tabela5.A2" office:value-type="string">
            <text:p text:style-name="P21"/>
          </table:table-cell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3"/>
          </table:table-cell>
          <table:table-cell table:style-name="Tabela5.E2" office:value-type="string">
            <text:p text:style-name="P21"/>
          </table:table-cell>
        </table:table-row>
        <table:table-row table:style-name="Tabela5.1">
          <table:table-cell table:style-name="Tabela5.A2" office:value-type="string">
            <text:p text:style-name="P16">3</text:p>
          </table:table-cell>
          <table:table-cell table:style-name="Tabela5.A2" office:value-type="string">
            <text:p text:style-name="P21"/>
          </table:table-cell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3"/>
          </table:table-cell>
          <table:table-cell table:style-name="Tabela5.E2" office:value-type="string">
            <text:p text:style-name="P21"/>
          </table:table-cell>
        </table:table-row>
        <table:table-row table:style-name="Tabela5.1">
          <table:table-cell table:style-name="Tabela5.A2" office:value-type="string">
            <text:p text:style-name="P16">...</text:p>
          </table:table-cell>
          <table:table-cell table:style-name="Tabela5.A2" office:value-type="string">
            <text:p text:style-name="P21"/>
          </table:table-cell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3"/>
          </table:table-cell>
          <table:table-cell table:style-name="Tabela5.E2" office:value-type="string">
            <text:p text:style-name="P21"/>
          </table:table-cell>
        </table:table-row>
        <table:table-row table:style-name="Tabela5.1">
          <table:table-cell table:style-name="Tabela5.A2" table:number-columns-spanned="2" office:value-type="string">
            <text:p text:style-name="P18">Total =</text:p>
          </table:table-cell>
          <table:covered-table-cell/>
          <table:table-cell table:style-name="Tabela5.A2" office:value-type="string">
            <text:p text:style-name="P18"/>
          </table:table-cell>
          <table:table-cell table:style-name="Tabela5.A2" office:value-type="string">
            <text:p text:style-name="P16"/>
          </table:table-cell>
          <table:table-cell table:style-name="Tabela5.E2" office:value-type="string">
            <text:p text:style-name="P17"/>
          </table:table-cell>
        </table:table-row>
      </table:table>
      <text:p text:style-name="P1"/>
      <text:p text:style-name="P3">12.3.9 – Critérios de Aceitabilidade de Preços Unitários e Globais</text:p>
      <text:p text:style-name="P4"><text:span text:style-name="Fonte_20_parág._20_padrão"><text:span text:style-name="T3">a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b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c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oft-page-break/><text:span text:style-name="Fonte_20_parág._20_padrão"><text:span text:style-name="T3">...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3">12.3.10 – Critérios de Julgamento</text:p>
      <text:p text:style-name="P4"><text:span text:style-name="Fonte_20_parág._20_padrão"><text:span text:style-name="T3">a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b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c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4"><text:span text:style-name="Fonte_20_parág._20_padrão"><text:span text:style-name="T3">...) </text:span></text:span><text:span text:style-name="Fonte_20_parág._20_padrão"><text:span text:style-name="T5">&lt;critério&gt;</text:span></text:span></text:p>
      <text:p text:style-name="P3"/>
      <text:p text:style-name="P3">Justificativa:</text:p>
      <text:p text:style-name="P3"/>
      <text:p text:style-name="P14"><text:span text:style-name="Fonte_20_parág._20_padrão"><text:span text:style-name="T9">Art. 24. Definição do regime de execução do contrato, observado o disposto no inciso VIII do art. 6</text:span></text:span><text:span text:style-name="Fonte_20_parág._20_padrão"><text:span text:style-name="T11">º</text:span></text:span><text:span text:style-name="Fonte_20_parág._20_padrão"><text:span text:style-name="T9"> da Lei n</text:span></text:span><text:span text:style-name="Fonte_20_parág._20_padrão"><text:span text:style-name="T11">º</text:span></text:span><text:span text:style-name="Fonte_20_parág._20_padrão"><text:span text:style-name="T9"> 8.666, de 1993.</text:span></text:span></text:p>
      <text:p text:style-name="P12">Art. 25. A definição, pelo Integrante Técnico, dos critérios técnicos de julgamento das propostas para a fase de Seleção do Fornecedor, deverá observar o seguinte:</text:p>
      <text:p text:style-name="P12">a) a utilização de critérios correntes no mercado;</text:p>
      <text:p text:style-name="P12">b) a possibilidade de considerar mais de um atestado relativo ao mesmo quesito de capacidade técnica, quando necessário para a comprovação da aptidão;</text:p>
      <text:p text:style-name="P12">c) a vedação da indicação de entidade certificadora, exceto nos casos previamente dispostos em normas do governo federal;</text:p>
      <text:p text:style-name="P12">d) a vedação de pontuação com base em atestados relativos à duração de <text:soft-page-break/>trabalhos realizados pelo licitante;</text:p>
      <text:p text:style-name="P12">e) a vedação de pontuação progressiva de mais de um atestado para o mesmo quesito de capacidade técnica; e</text:p>
      <text:p text:style-name="P12">f) a justificativa dos critérios de pontuação em termos do benefício que trazem para a contratante.</text:p>
      <text:p text:style-name="P12"/>
      <text:p text:style-name="P26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7">Equipe de Planejamento da Contratação</text:p>
          </table:table-cell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33">Integrante</text:p>
            <text:p text:style-name="P19">Técnico</text:p>
          </table:table-cell>
          <table:table-cell table:style-name="Tabela6.B2" office:value-type="string">
            <text:p text:style-name="P33">Integrante</text:p>
            <text:p text:style-name="P19">Requisitante</text:p>
          </table:table-cell>
          <table:table-cell table:style-name="Tabela6.B2" office:value-type="string">
            <text:p text:style-name="P33">Integrante</text:p>
            <text:p text:style-name="P19">Administrativo</text:p>
          </table:table-cell>
        </table:table-row>
        <table:table-row table:style-name="Tabela6.2">
          <table:table-cell table:style-name="Tabela6.A3" office:value-type="string">
            <text:p text:style-name="P20"/>
            <text:p text:style-name="P20"/>
            <text:p text:style-name="P20"/>
            <text:p text:style-name="P24">______________________</text:p>
            <text:p text:style-name="P29">&lt;Nome&gt;</text:p>
            <text:p text:style-name="P25"><text:span text:style-name="Fonte_20_parág._20_padrão"><text:span text:style-name="T13">Matrícula: </text:span></text:span><text:span text:style-name="Fonte_20_parág._20_padrão"><text:span text:style-name="T16">&lt;Matr.&gt;</text:span></text:span></text:p>
          </table:table-cell>
          <table:table-cell table:style-name="Tabela6.B3" office:value-type="string">
            <text:p text:style-name="P24"/>
            <text:p text:style-name="P24"/>
            <text:p text:style-name="P24"/>
            <text:p text:style-name="P24">______________________</text:p>
            <text:p text:style-name="P29">&lt;Nome&gt;</text:p>
            <text:p text:style-name="P25"><text:span text:style-name="Fonte_20_parág._20_padrão"><text:span text:style-name="T13">Matrícula: </text:span></text:span><text:span text:style-name="Fonte_20_parág._20_padrão"><text:span text:style-name="T16">&lt;Matr.&gt;</text:span></text:span></text:p>
          </table:table-cell>
          <table:table-cell table:style-name="Tabela6.C3" office:value-type="string">
            <text:p text:style-name="P24"/>
            <text:p text:style-name="P24"/>
            <text:p text:style-name="P24"/>
            <text:p text:style-name="P24">______________________</text:p>
            <text:p text:style-name="P29">&lt;Nome&gt;</text:p>
            <text:p text:style-name="P25"><text:span text:style-name="Fonte_20_parág._20_padrão"><text:span text:style-name="T13">Matrícula: </text:span></text:span><text:span text:style-name="Fonte_20_parág._20_padrão"><text:span text:style-name="T16">&lt;Matr.&gt;</text:span></text:span></text:p>
          </table:table-cell>
        </table:table-row>
      </table:table>
      <text:p text:style-name="P34"/>
      <text:p text:style-name="Standard"/>
      <text:p text:style-name="P30">Aprovo. Encaminha-se à <text:span text:style-name="Fonte_20_parág._20_padrão"><text:span text:style-name="T17">&lt;nome da área de licitações&gt;</text:span></text:span><text:span text:style-name="Fonte_20_parág._20_padrão"><text:span text:style-name="T18"> para abertura de processo administrativo e iniciação de procedimento licitatório, segundo o art. 38 da Lei n° 8.666, de 21 de junho de 1993.</text:span></text:span></text:p>
      <text:p text:style-name="P28"/>
      <text:p text:style-name="P30"/>
      <text:p text:style-name="Standard"/>
      <text:p text:style-name="Standard"/>
      <text:p text:style-name="P31">Autoridade Competente</text:p>
      <text:p text:style-name="Standard"/>
      <text:p text:style-name="P24">______________________</text:p>
      <text:p text:style-name="P29">&lt;Nome&gt;</text:p>
      <text:p text:style-name="P25"><text:span text:style-name="Fonte_20_parág._20_padrão"><text:span text:style-name="T13">Matrícula: </text:span></text:span><text:span text:style-name="Fonte_20_parág._20_padrão"><text:span text:style-name="T16">&lt;Matr.&gt;</text:span></text:span></text:p>
      <text:p text:style-name="Standard"/>
      <text:p text:style-name="P32"/>
      <text:p text:style-name="P32">____________________________, <text:s text:c="3"/>________ de _____________________ de 20_____</text:p>
      <text:p text:style-name="P9"/>
      <text:p text:style-name="Normal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oft-page-break/><text:span text:style-name="Fonte_20_parág._20_padrão"><text:span text:style-name="T14">Anexo I</text:span></text:span><text:span text:style-name="Fonte_20_parág._20_padrão"><text:span text:style-name="T10"> – ESPECIFICAÇÕES TÉCNICAS DA SOLUÇÃO DE TI</text:span></text:span></text:p>
      <text:p text:style-name="P4"><text:span text:style-name="Fonte_20_parág._20_padrão"><text:span text:style-name="T1"><text:tab/></text:span></text:span><text:span text:style-name="Fonte_20_parág._20_padrão"><text:span text:style-name="T1"><text:tab/>1 – </text:span></text:span><text:span text:style-name="Fonte_20_parág._20_padrão"><text:span text:style-name="T4">&lt;requisito&gt;</text:span></text:span></text:p>
      <text:p text:style-name="P4"><text:span text:style-name="Fonte_20_parág._20_padrão"><text:span text:style-name="T1"><text:tab/></text:span></text:span><text:span text:style-name="Fonte_20_parág._20_padrão"><text:span text:style-name="T1"><text:tab/>2 – </text:span></text:span><text:span text:style-name="Fonte_20_parág._20_padrão"><text:span text:style-name="T4">&lt;requisito&gt;</text:span></text:span></text:p>
      <text:p text:style-name="P4"><text:span text:style-name="Fonte_20_parág._20_padrão"><text:span text:style-name="T1"><text:tab/></text:span></text:span><text:span text:style-name="Fonte_20_parág._20_padrão"><text:span text:style-name="T1"><text:tab/>3 – </text:span></text:span><text:span text:style-name="Fonte_20_parág._20_padrão"><text:span text:style-name="T4">&lt;requisito&gt;</text:span></text:span></text:p>
      <text:p text:style-name="P4"><text:span text:style-name="Fonte_20_parág._20_padrão"><text:span text:style-name="T1"><text:tab/></text:span></text:span><text:span text:style-name="Fonte_20_parág._20_padrão"><text:span text:style-name="T1"><text:tab/>... – </text:span></text:span><text:span text:style-name="Fonte_20_parág._20_padrão"><text:span text:style-name="T4">&lt;requisito&gt;</text:span></text:span></text:p>
      <text:p text:style-name="P6"/>
      <text:p text:style-name="P11">Art. 17. Na especificação dos requisitos da contratação, compete:</text:p>
      <text:p text:style-name="P11">I - ao Integrante Requisitante, com apoio do Integrante Técnico, definir, quando aplicáveis, os seguintes requisitos:</text:p>
      <text:p text:style-name="P11">a) de negócio, que independem de características tecnológicas e que definem as necessidades e os aspectos funcionais da Solução de Tecnologia da Informação;</text:p>
      <text:p text:style-name="P11">b) de capacitação, que definem a necessidade de treinamento, de carga horária e de materiais didáticos;</text:p>
      <text:p text:style-name="P11">c) legais, que definem as normas com as quais a Solução de Tecnologia da Informação deve estar em conformidade;</text:p>
      <text:p text:style-name="P11">d) de manutenção, que independem de configuração tecnológica e que definem a necessidade de serviços de manutenção preventiva, corretiva, evolutiva e adaptativa;</text:p>
      <text:p text:style-name="P11">e) temporais, que definem datas de entrega da Solução de Tecnologia da Informação contratada;</text:p>
      <text:p text:style-name="P11">f) de segurança, juntamente com o Integrante Técnico; e</text:p>
      <text:p text:style-name="P11">g) sociais, ambientais e culturais, que definem requisitos que a Solução de Tecnologia da Informação deve atender para estar em conformidade com costumes, idiomas e ao meio ambiente, dentre outros.</text:p>
      <text:p text:style-name="P11">II - ao Integrante Técnico especificar, quando aplicáveis, os seguintes requisitos tecnológicos:</text:p>
      <text:p text:style-name="P11">a) de arquitetura tecnológica, composta de hardware, software, padrões de interoperabilidade, linguagens de programação, interfaces, dentre outros;</text:p>
      <text:p text:style-name="P11">b) de projeto e de implementação, que estabelecem o processo de desenvolvimento de software, técnicas, métodos, forma de gestão, de documentação, dentre outros;</text:p>
      <text:p text:style-name="P11">c) de implantação, que definem o processo de disponibilização da solução em ambiente de produção, dentre outros;</text:p>
      <text:p text:style-name="P11">d) de garantia e manutenção, que definem a forma como será conduzida a manutenção e a comunicação entre as partes envolvidas;</text:p>
      <text:p text:style-name="P11">e) de capacitação, que definem o ambiente tecnológico dos treinamentos a <text:soft-page-break/>serem ministrados, os perfis dos instrutores, dentre outros;</text:p>
      <text:p text:style-name="P11">f) de experiência profissional da equipe que projetará, implementará e implantará a Solução de Tecnologia da Informação, que definem a natureza da experiência profissional exigida e as respectivas formas de comprovação dessa experiência, dentre outros;</text:p>
      <text:p text:style-name="P11">g) de formação da equipe que projetará, implementará e implantará a Solução de Tecnologia da Informação, que definem cursos acadêmicos e técnicos, formas de comprovação dessa formação, dentre outros;</text:p>
      <text:p text:style-name="P11">h) de metodologia de trabalho;</text:p>
      <text:p text:style-name="P11">i) de segurança da informação; e</text:p>
      <text:p text:style-name="P11">j) demais requisitos aplicáveis.</text:p>
      <text:p text:style-name="P11">Parágrafo único. A Equipe de Planejamento da Contratação deverá garantir o alinhamento entre os requisitos definidos no inciso I e especificados no inciso II deste artigo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libri1" svg:font-family="Calibri, sans-serif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hi" style:country-asian="IN" style:font-name-complex="Tahoma" style:font-size-complex="12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texto" style:family="paragraph">
      <style:paragraph-properties fo:margin="100%" fo:margin-left="0.3cm" fo:margin-right="0cm" fo:margin-top="0cm" fo:margin-bottom="0cm" style:line-height-at-least="0.423cm" fo:text-align="justify" style:justify-single-word="false" fo:hyphenation-ladder-count="no-limit" fo:text-indent="-0.3cm" style:auto-text-indent="false" style:text-autospace="none" style:vertical-align="baseli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font-name="Times New Roman" fo:font-size="10pt" style:letter-kerning="true" style:font-name-asian="Times New Roman" style:font-size-asian="10pt" style:language-asian="zh" style:country-asian="CN" style:font-name-complex="Times New Roman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/>
    <dc:description/>
    <dc:subject/>
    <meta:initial-creator>Pamela Santiago Hilario</meta:initial-creator>
    <meta:creation-date>2014-10-02T13:27:00Z</meta:creation-date>
    <dc:date>2014-10-02T11:23:07.21</dc:date>
    <meta:editing-cycles>3</meta:editing-cycles>
    <meta:editing-duration>P0D</meta:editing-duration>
    <meta:document-statistic meta:table-count="6" meta:image-count="0" meta:object-count="0" meta:page-count="16" meta:paragraph-count="282" meta:word-count="3239" meta:character-count="21440" meta:non-whitespace-character-count="18400"/>
    <meta:template xlink:type="simple" xlink:actuate="onRequest" xlink:title="" xlink:href="Normal.dotm"/>
  </office:meta>
</office:document-meta>
</file>